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row>
            <mo stretchy="false">−</mo>
            <mn>1</mn>
          </mrow>
          <mo stretchy="false">+</mo>
          <mrow>
            <mfrac>
              <mrow>
                <mi>Z</mi>
                <mo stretchy="false">−</mo>
                <mi>n</mi>
              </mrow>
              <mrow>
                <mi>f</mi>
                <mo stretchy="false">−</mo>
                <mi>n</mi>
              </mrow>
            </mfrac>
            <mo stretchy="false">∗</mo>
            <mn>2</mn>
          </mrow>
        </mrow>
        <mo stretchy="false">=</mo>
        <mrow>
          <mrow>
            <mo stretchy="false">−</mo>
            <mn>1</mn>
          </mrow>
          <mo stretchy="false">+</mo>
          <mfrac>
            <mrow>
              <mrow>
                <mrow>
                  <mo stretchy="false">−</mo>
                  <mi>f</mi>
                </mrow>
                <mo stretchy="false">+</mo>
                <mi>n</mi>
                <mo stretchy="false">+</mo>
                <mn>2</mn>
              </mrow>
              <mrow>
                <mi>Z</mi>
                <mo stretchy="false">−</mo>
                <mn>2</mn>
              </mrow>
              <mi>n</mi>
            </mrow>
            <mrow>
              <mi>f</mi>
              <mo stretchy="false">−</mo>
              <mi>n</mi>
            </mrow>
          </mfrac>
        </mrow>
        <mo stretchy="false">=</mo>
        <mfrac>
          <mrow>
            <mrow>
              <mrow>
                <mo stretchy="false">−</mo>
                <mi>f</mi>
              </mrow>
              <mo stretchy="false">−</mo>
              <mi>n</mi>
              <mo stretchy="false">+</mo>
              <mn>2</mn>
            </mrow>
            <mi>Z</mi>
          </mrow>
          <mrow>
            <mi>f</mi>
            <mo stretchy="false">−</mo>
            <mi>n</mi>
          </mrow>
        </mfrac>
        <mo stretchy="false">=</mo>
        <mi>Z</mi>
      </mrow>
      <mrow>
        <mfrac>
          <mn>2</mn>
          <mrow>
            <mi>f</mi>
            <mo stretchy="false">−</mo>
            <mi>n</mi>
          </mrow>
        </mfrac>
        <mo stretchy="false">+</mo>
        <mfrac>
          <mrow>
            <mrow>
              <mo stretchy="false">−</mo>
              <mi>f</mi>
            </mrow>
            <mo stretchy="false">−</mo>
            <mi>n</mi>
          </mrow>
          <mrow>
            <mi>f</mi>
            <mo stretchy="false">−</mo>
            <mi>n</mi>
          </mrow>
        </mfrac>
      </mrow>
    </mrow>
    <annotation encoding="StarMath 5.0">-1+ {Z-n} over {f-n} *2=-1+ {-f+n+2Z-2n} over {f-n} ={-f-n+2Z} over {f-n}=Z{2} over {f-n} + {-f-n} over {f-n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03:20.031939525</meta:creation-date>
    <dc:date>2015-09-18T12:53:41.814328998</dc:date>
    <meta:editing-duration>PT47M52S</meta:editing-duration>
    <meta:editing-cycles>5</meta:editing-cycles>
    <meta:generator>LibreOffice/4.4.3.2$Linux_X86_64 LibreOffice_project/40$Build-2</meta:generator>
  </office:meta>
</office:document-meta>
</file>